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04mm"/>
    </style:style>
    <style:style style:name="co3" style:family="table-column">
      <style:table-column-properties fo:break-before="auto" style:column-width="75.71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72.16mm"/>
    </style:style>
    <style:style style:name="co6" style:family="table-column">
      <style:table-column-properties fo:break-before="auto" style:column-width="98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5.72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6.35mm" fo:break-before="auto" style:use-optimal-row-height="true"/>
    </style:style>
    <style:style style:name="ro6" style:family="table-row">
      <style:table-row-properties style:row-height="12.17mm" fo:break-before="auto" style:use-optimal-row-height="true"/>
    </style:style>
    <style:style style:name="ro7" style:family="table-row">
      <style:table-row-properties style:row-height="17.99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16.4mm" fo:break-before="auto" style:use-optimal-row-height="true"/>
    </style:style>
    <style:style style:name="ro11" style:family="table-row">
      <style:table-row-properties style:row-height="9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6" style:family="table-cell" style:parent-style-name="Default">
      <style:table-cell-properties fo:wrap-option="wrap"/>
      <style:text-properties fo:color="#ce181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 calcext:value-type="string" table:number-columns-spanned="5" table:number-rows-spanned="2">
            <text:p>DB HA setup is based on MariaDB built-in master to master functionality. This means that one node are active and second node listens and dublicate all steps.</text:p>
            <text:p>In the same time if someone are doing some actions with database inside second node then all steps will be executed on the first node as well.</text:p>
            <text:p>It’s kind a database team work with one shared resourse and that is database.</text:p>
            <text:p/>
            <text:p>The way how the HA is delivered is by addidional daemon (simple utility which manage IP address) which will create a virtual IP address for active server.</text:p>
            <text:p>The virtual IP address can be server only in one node at the time. This service called “corosync”, but lets name it as “frienship between two nodes” 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2">
          <table:covered-table-cell table:number-columns-repeated="2"/>
          <table:covered-table-cell table:number-columns-repeated="2" table:style-name="ce9"/>
          <table:covered-table-cell/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ask</text:p>
          </table:table-cell>
          <table:table-cell table:style-name="ce9" office:value-type="string" calcext:value-type="string">
            <text:p>Node1(192.168.56.101) default</text:p>
          </table:table-cell>
          <table:table-cell table:style-name="ce9" office:value-type="string" calcext:value-type="string">
            <text:p>Node2(192.168.56.102), second n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p the database daemon</text:p>
          </table:table-cell>
          <table:table-cell table:style-name="ce10"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ke sure the service is not running</text:p>
          </table:table-cell>
          <table:table-cell table:style-name="ce10"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move log files</text:p>
          </table:table-cell>
          <table:table-cell table:style-name="ce10"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6" office:value-type="string" calcext:value-type="string">
            <text:p>maridb service must be offline, otherwise there will be problems in futu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up original server conf</text:p>
          </table:table-cell>
          <table:table-cell table:style-name="ce10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ke sure the backup is there</text:p>
          </table:table-cell>
          <table:table-cell table:style-name="ce10"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ck the content</text:p>
          </table:table-cell>
          <table:table-cell table:style-name="ce10"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 the maridb server</text:p>
          </table:table-cell>
          <table:table-cell table:style-name="ce10" office:value-type="string" calcext:value-type="string" table:number-columns-spanned="2" table:number-rows-spanned="1">
            <text:p>systemctl restart mariad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 status</text:p>
          </table:table-cell>
          <table:table-cell table:style-name="ce10"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able after reboot</text:p>
          </table:table-cell>
          <table:table-cell table:style-name="ce10"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 if the database understand the server id’s</text:p>
          </table:table-cell>
          <table:table-cell table:style-name="ce10"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6" office:value-type="string" calcext:value-type="string">
            <text:p>this must be different on each node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6" office:value-type="string" calcext:value-type="string">
            <text:p>This will not apply for new tables. We will remove read only at the end of instruc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6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test if everything we do transwers from node1 to node2. At first list all databases</text:p>
          </table:table-cell>
          <table:table-cell table:style-name="ce12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0"/>
        </table:table-row>
        <table:table-row table:style-name="ro9">
          <table:table-cell/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6" office:value-type="string" calcext:value-type="string">
            <text:p>if you run this command on second node (node2) then everything is messed up. You have to line 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ke sure the database has been received at node2</text:p>
          </table:table-cell>
          <table:table-cell table:style-name="ce10"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6" office:value-type="string" calcext:value-type="string">
            <text:p>make sure the database is on node2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serve again the database situation</text:p>
          </table:table-cell>
          <table:table-cell table:style-name="ce10"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1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heck if the database has disapiered from node1</text:p>
          </table:table-cell>
          <table:table-cell table:style-name="ce10"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6" office:value-type="string" calcext:value-type="string">
            <text:p>‘zabbix’ database is not on the list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create static DNS recods in each server</text:p>
          </table:table-cell>
          <table:table-cell table:style-name="ce10" office:value-type="string" calcext:value-type="string" table:number-columns-spanned="2" table:number-rows-spanned="1">
            <text:p>echo "192.168.56.101 zabbix-01.zabbix.com zabbix-01</text:p>
            <text:p>192.168.56.102 zabbix-02.zabbix.com zabbix-02</text:p>
            <text:p>192.168.56.100 zabbix-app.zabbix.com zabbix-app" &gt;&gt; /etc/hosts</text:p>
          </table:table-cell>
          <table:covered-table-cell/>
          <table:table-cell table:style-name="ce6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ke sure the setting is there</text:p>
          </table:table-cell>
          <table:table-cell table:style-name="ce10"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if DNS is working</text:p>
          </table:table-cell>
          <table:table-cell office:value-type="string" calcext:value-type="string">
            <text:p>ping zabbix-02</text:p>
          </table:table-cell>
          <table:table-cell office:value-type="string" calcext:value-type="string">
            <text:p>ping zabbix-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requsite packages for the cluster to work</text:p>
          </table:table-cell>
          <table:table-cell table:style-name="ce12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ure HA cluester user</text:p>
          </table:table-cell>
          <table:table-cell table:style-name="ce10"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table:style-name="ce10" office:value-type="string" calcext:value-type="string">
            <text:p>pcs cluster auth zabbix-01.zabbix.com zabbix-02.zabbix.com</text:p>
          </table:table-cell>
          <table:table-cell/>
          <table:table-cell table:style-name="ce17" office:value-type="string" calcext:value-type="string" table:number-columns-spanned="1" table:number-rows-spanned="3">
            <text:p>It is possible to execute the first command on second node too, but it will no ask for username and password bu say: “Already authorized”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ter username</text:p>
          </table:table-cell>
          <table:table-cell table:style-name="ce10" office:value-type="string" calcext:value-type="string">
            <text:p>hacluster</text:p>
          </table:table-cell>
          <table:table-cell/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ter password</text:p>
          </table:table-cell>
          <table:table-cell table:style-name="ce10" office:value-type="string" calcext:value-type="string">
            <text:p>zabbix</text:p>
          </table:table-cell>
          <table:table-cell/>
          <table:covered-table-cell/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create user ‘zabbix_cluster’ and add both nodes</text:p>
          </table:table-cell>
          <table:table-cell table:style-name="ce10" office:value-type="string" calcext:value-type="string">
            <text:p>pcs cluster setup --name zabbix_cluster zabbix-01 zabbix-02 --force</text:p>
          </table:table-cell>
          <table:table-cell/>
          <table:table-cell office:value-type="string" calcext:value-type="string">
            <text:p>this may output Unable to authenticate to zabbix-01 - (HTTP error: 401), try running <text:s text:c="76"/>'pcs cluster auth' 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zabbix-01.zabbix.com zabbix-02.zabbix.com --force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able cluster</text:p>
          </table:table-cell>
          <table:table-cell table:style-name="ce13" office:value-type="string" calcext:value-type="string">
            <text:p>pcs cluster enable --all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Error: cluster is not currently running on this node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_ip ocf:heartbeat:IPaddr2 ip=192.168.56.100 cidr_netmask=32 op monitor interval=5s --group zabbixgroup</text:p>
          </table:table-cell>
          <table:table-cell/>
          <table:table-cell table:style-name="ce6" office:value-type="string" calcext:value-type="string">
            <text:p>magical part start here whare all configured nodes will must be percieved as only one option (one IP address) for zabbix-back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ame as ‘pcs status’, but -i1 allow to update screen with 1 second interval</text:p>
          </table:table-cell>
          <table:table-cell table:style-name="ce14" office:value-type="string" calcext:value-type="string">
            <text:p>crm_mon -i1rf 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 style:font-family-generic="swiss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.00.0000</text:date>, <text:time style:data-style-name="N2" text:time-value="09:48:30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08-17T16:52:44.450000000</dc:date>
    <meta:editing-duration>PT3H23M53S</meta:editing-duration>
    <meta:editing-cycles>14</meta:editing-cycles>
    <meta:generator>LibreOffice/6.0.4.2$Windows_X86_64 LibreOffice_project/9b0d9b32d5dcda91d2f1a96dc04c645c450872bf</meta:generator>
    <meta:document-statistic meta:table-count="1" meta:cell-count="133" meta:object-count="0"/>
  </office:meta>
</office:document-meta>
</file>